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7ee" draw:textarea-horizontal-align="justify" draw:textarea-vertical-align="middle" draw:auto-grow-height="false" fo:min-height="18.8cm" fo:min-width="25.026cm"/>
    </style:style>
    <style:style style:name="gr2" style:family="graphic" style:parent-style-name="standard">
      <style:graphic-properties draw:textarea-horizontal-align="justify" draw:textarea-vertical-align="middle" draw:auto-grow-height="false" fo:min-height="5.33cm" fo:min-width="9.226cm"/>
    </style:style>
    <style:style style:name="gr3" style:family="graphic" style:parent-style-name="standard">
      <style:graphic-properties draw:stroke="none" svg:stroke-color="#000000" draw:fill="none" draw:fill-color="#ffffff" fo:min-height="1.73cm"/>
    </style:style>
    <style:style style:name="gr4" style:family="graphic" style:parent-style-name="standard">
      <style:graphic-properties draw:stroke="solid" svg:stroke-color="#000000" draw:fill="none" draw:fill-color="#ffffff" fo:min-height="3.752cm"/>
    </style:style>
    <style:style style:name="gr5" style:family="graphic" style:parent-style-name="standard">
      <style:graphic-properties draw:stroke="solid" svg:stroke-color="#000000" draw:fill="none" draw:fill-color="#ffffff" fo:min-height="3.179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0e7ee"/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ebebeb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ebebeb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ebebeb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26cm" svg:height="19.05cm" svg:x="1.255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26cm" svg:height="5.58cm" svg:x="3.164cm" svg:y="4.134cm">
          <text:p text:style-name="P2"><text:span text:style-name="T1">r-env-singularity</text:span></text:p>
          <text:p text:style-name="P2"><text:span text:style-name="T1"/></text:p>
          <text:p text:style-name="P2"><text:span text:style-name="T2">R/Rstudio</text:span></text:p>
          <text:p text:style-name="P2"><text:span text:style-name="T2">Dependencies</text:span></text:p>
          <text:p text:style-name="P2"><text:span text:style-name="T2">Tensorflow (etc...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419cm" svg:height="1.98cm" svg:x="1.254cm" svg:y="1.432cm">
          <draw:text-box>
            <text:p text:style-name="P4"><text:span text:style-name="T3">Puhti</text:span></text:p>
          </draw:text-box>
        </draw:frame>
        <draw:frame draw:style-name="gr4" draw:text-style-name="P7" draw:layer="layout" svg:width="10.418cm" svg:height="4.973cm" svg:x="15.934cm" svg:y="8.912cm">
          <draw:text-box>
            <text:p text:style-name="P6"><text:span text:style-name="T4">RStudio Server</text:span></text:p>
            <text:p text:style-name="P6"><text:span text:style-name="T5">Interactive work (light jobs)</text:span></text:p>
            <text:p text:style-name="P6"><text:span text:style-name="T4"/></text:p>
            <text:p text:style-name="P6"><text:span text:style-name="T6">Options for browser access: </text:span></text:p>
            <text:p text:style-name="P6"><text:span text:style-name="T6">- Puhti Web Interface</text:span></text:p>
            <text:p text:style-name="P6"><text:span text:style-name="T6">- SSH tunneling</text:span></text:p>
          </draw:text-box>
        </draw:frame>
        <draw:frame draw:style-name="gr5" draw:text-style-name="P9" draw:layer="layout" svg:width="19.139cm" svg:height="3.429cm" svg:x="4.81cm" svg:y="14.843cm">
          <draw:text-box>
            <text:p text:style-name="P8"><text:span text:style-name="T7">Terminal R</text:span></text:p>
            <text:p text:style-name="P8"><text:span text:style-name="T8">Interactive and non-interactive work (also suits heavy jobs)</text:span></text:p>
            <text:p text:style-name="P8"><text:span text:style-name="T8"/></text:p>
            <text:p text:style-name="P8"><text:span text:style-name="T8">Accessed from Puhti command line</text:span></text:p>
          </draw:text-box>
        </draw:frame>
        <draw:line draw:style-name="gr6" draw:text-style-name="P10" draw:layer="layout" svg:x1="13.065cm" svg:y1="8.366cm" svg:x2="15.732cm" svg:y2="10.906cm">
          <text:p/>
        </draw:line>
        <draw:line draw:style-name="gr6" draw:text-style-name="P10" draw:layer="layout" svg:x1="8.239cm" svg:y1="10.017cm" svg:x2="10.779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7:10:33.712712732</meta:creation-date>
    <dc:date>2021-11-05T17:26:49.988406182</dc:date>
    <meta:editing-duration>PT5M50S</meta:editing-duration>
    <meta:editing-cycles>2</meta:editing-cycles>
    <meta:generator>LibreOffice/5.3.6.1$Linux_X86_64 LibreOffice_project/30$Build-1</meta:generator>
    <meta:document-statistic meta:object-count="7"/>
  </office:meta>
</office:document-meta>
</file>